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905E2BB2C01F8063B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3" style:family="graphic" style:parent-style-name="standard">
      <style:graphic-properties svg:stroke-color="#000000" draw:fill-color="#00a933" draw:textarea-horizontal-align="justify" draw:textarea-vertical-align="middle" draw:auto-grow-height="false" fo:min-height="2.29cm" fo:min-width="19.09cm"/>
      <style:paragraph-properties style:writing-mode="lr-tb"/>
    </style:style>
    <style:style style:name="gr4" style:family="graphic" style:parent-style-name="standard">
      <style:graphic-properties svg:stroke-color="#000000" draw:fill-color="#bf819e" draw:textarea-horizontal-align="justify" draw:textarea-vertical-align="middle" draw:auto-grow-height="false" fo:min-height="1.972cm" fo:min-width="19.09cm"/>
      <style:paragraph-properties style:writing-mode="lr-tb"/>
    </style:style>
    <style:style style:name="gr5" style:family="graphic" style:parent-style-name="standard">
      <style:graphic-properties svg:stroke-color="#000000" draw:fill-color="#bf819e" draw:textarea-horizontal-align="justify" draw:textarea-vertical-align="middle" draw:auto-grow-height="false" fo:min-height="1.973cm" fo:min-width="19.09cm"/>
      <style:paragraph-properties style:writing-mode="lr-tb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2.195cm" fo:min-width="19.09cm"/>
      <style:paragraph-properties style:writing-mode="lr-tb"/>
    </style:style>
    <style:style style:name="gr7" style:family="graphic" style:parent-style-name="standard">
      <style:graphic-properties svg:stroke-color="#000000" draw:fill-color="#77bc65" draw:textarea-horizontal-align="justify" draw:textarea-vertical-align="middle" draw:auto-grow-height="false" fo:min-height="1.695cm" fo:min-width="0.136cm"/>
    </style:style>
    <style:style style:name="gr8" style:family="graphic" style:parent-style-name="standard">
      <style:graphic-properties svg:stroke-color="#000000" draw:fill-color="#77bc65" draw:textarea-horizontal-align="justify" draw:textarea-vertical-align="middle" draw:auto-grow-height="false" fo:min-height="1.139cm" fo:min-width="0.136cm"/>
    </style:style>
    <style:style style:name="gr9" style:family="graphic" style:parent-style-name="standard">
      <style:graphic-properties svg:stroke-color="#000000" draw:fill-color="#77bc65" draw:textarea-horizontal-align="justify" draw:textarea-vertical-align="middle" draw:auto-grow-height="false" fo:min-height="1.417cm" fo:min-width="0.136cm"/>
    </style:style>
    <style:style style:name="gr10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1" style:family="graphic" style:parent-style-name="standard">
      <style:graphic-properties svg:stroke-color="#000000" draw:fill-color="#00a933" draw:textarea-horizontal-align="justify" draw:textarea-vertical-align="middle" draw:auto-grow-height="false" fo:min-height="2.925cm" fo:min-width="4.58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2.925cm" fo:min-width="4.58cm"/>
      <style:paragraph-properties style:writing-mode="lr-tb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2.925cm" fo:min-width="4.898cm"/>
      <style:paragraph-properties style:writing-mode="lr-tb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2.925cm" fo:min-width="4.58cm"/>
      <style:paragraph-properties style:writing-mode="lr-tb"/>
    </style:style>
    <style:style style:name="gr15" style:family="graphic" style:parent-style-name="standard">
      <style:graphic-properties draw:fill-color="#ff972f" draw:textarea-horizontal-align="justify" draw:textarea-vertical-align="middle" draw:auto-grow-height="false" fo:min-height="1.656cm" fo:min-width="1.564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7" draw:marker-end-width="0.3cm" draw:fill="none" draw:textarea-vertical-align="middle"/>
    </style:style>
    <style:style style:name="gr21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Arrowheads_20_9" draw:marker-end-width="0.3cm" draw:fill="none" draw:textarea-vertical-align="middle"/>
    </style:style>
    <style:style style:name="gr23" style:family="graphic" style:parent-style-name="objectwithoutfill">
      <style:graphic-properties draw:marker-end="Arrowheads_20_10" draw:marker-end-width="0.3cm" draw:fill="none" draw:textarea-vertical-align="middle"/>
    </style:style>
    <style:style style:name="gr24" style:family="graphic" style:parent-style-name="objectwithoutfill">
      <style:graphic-properties draw:marker-end="Arrowheads_20_11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bf819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972f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4.492cm" svg:x2="22.272cm" svg:y2="4.492cm">
          <text:p/>
        </draw:line>
        <draw:frame draw:style-name="gr2" draw:text-style-name="P3" draw:layer="layout" svg:width="19.59cm" svg:height="3.175cm" svg:x="1cm" svg:y="1cm">
          <draw:text-box>
            <text:p text:style-name="P2"><text:span text:style-name="T1">High Level ThermalDbgStream Class Flow</text:span></text:p>
          </draw:text-box>
        </draw:frame>
        <draw:custom-shape draw:style-name="gr3" draw:text-style-name="P5" draw:layer="layout" svg:width="19.59cm" svg:height="2.54cm" svg:x="1cm" svg:y="5.127cm">
          <text:p text:style-name="P4">Identify Output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9.59cm" svg:height="2.222cm" svg:x="1cm" svg:y="10.525cm">
          <text:p text:style-name="P4">Identify &amp; integrate Algorithm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9.59cm" svg:height="2.222cm" svg:x="1cm" svg:y="14.97cm">
          <text:p text:style-name="P4">Identify &amp; Integrate Step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2.223cm" svg:x="1cm" svg:y="19.732cm">
          <text:p text:style-name="P4">Identify &amp; integrate Operation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.59cm" svg:height="2.445cm" svg:x="1cm" svg:y="24.495cm">
          <text:p text:style-name="P4">Run Program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2.222cm" svg:x="10.207cm" svg:y="7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.27cm" svg:height="1.587cm" svg:x="10.207cm" svg:y="13.06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1.27cm" svg:height="1.905cm" svg:x="10.207cm" svg:y="17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1.27cm" svg:height="1.905cm" svg:x="10.207cm" svg:y="22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1" draw:text-style-name="P1" draw:layer="layout" svg:x1="-1.54cm" svg:y1="3.857cm" svg:x2="21.637cm" svg:y2="3.857cm">
          <text:p/>
        </draw:line>
        <draw:frame draw:style-name="gr10" draw:text-style-name="P9" draw:layer="layout" svg:width="19.05cm" svg:height="2.223cm" svg:x="1.317cm" svg:y="1.317cm">
          <draw:text-box>
            <text:p><text:span text:style-name="T2">Mid Level </text:span><text:span text:style-name="T1">ThermalDbgStream Class Flow</text:span> </text:p>
          </draw:text-box>
        </draw:frame>
        <draw:custom-shape draw:style-name="gr11" draw:text-style-name="P5" xml:id="id1" draw:id="id1" draw:layer="layout" svg:width="5.08cm" svg:height="3.175cm" svg:x="1.317cm" svg:y="4.175cm">
          <text:p text:style-name="P4">Start Stream</text:p>
          <draw:enhanced-geometry svg:viewBox="0 0 21600 21600" draw:type="rectangle" draw:enhanced-path="M 0 0 L 21600 0 21600 21600 0 21600 0 0 Z N"/>
        </draw:custom-shape>
        <draw:custom-shape draw:style-name="gr12" draw:text-style-name="P6" xml:id="id2" draw:id="id2" draw:layer="layout" svg:width="5.08cm" svg:height="3.175cm" svg:x="7.985cm" svg:y="4.175cm">
          <text:p text:style-name="P4">Start Step</text:p>
          <draw:enhanced-geometry svg:viewBox="0 0 21600 21600" draw:type="rectangle" draw:enhanced-path="M 0 0 L 21600 0 21600 21600 0 21600 0 0 Z N"/>
        </draw:custom-shape>
        <draw:custom-shape draw:style-name="gr12" draw:text-style-name="P6" xml:id="id3" draw:id="id3" draw:layer="layout" svg:width="5.08cm" svg:height="3.175cm" svg:x="7.985cm" svg:y="8.937cm">
          <text:p text:style-name="P4">add Operation</text:p>
          <draw:enhanced-geometry svg:viewBox="0 0 21600 21600" draw:type="rectangle" draw:enhanced-path="M 0 0 L 21600 0 21600 21600 0 21600 0 0 Z N"/>
        </draw:custom-shape>
        <draw:custom-shape draw:style-name="gr13" draw:text-style-name="P6" xml:id="id5" draw:id="id5" draw:layer="layout" svg:width="5.398cm" svg:height="3.175cm" svg:x="1.317cm" svg:y="13.382cm">
          <text:p text:style-name="P4">Finish Step</text:p>
          <draw:enhanced-geometry svg:viewBox="0 0 21600 21600" draw:type="rectangle" draw:enhanced-path="M 0 0 L 21600 0 21600 21600 0 21600 0 0 Z N"/>
        </draw:custom-shape>
        <draw:custom-shape draw:style-name="gr13" draw:text-style-name="P6" xml:id="id6" draw:id="id6" draw:layer="layout" svg:width="5.398cm" svg:height="3.175cm" svg:x="1.317cm" svg:y="23.542cm">
          <text:p text:style-name="P4">Finish Stream</text:p>
          <draw:enhanced-geometry svg:viewBox="0 0 21600 21600" draw:type="rectangle" draw:enhanced-path="M 0 0 L 21600 0 21600 21600 0 21600 0 0 Z N"/>
        </draw:custom-shape>
        <draw:custom-shape draw:style-name="gr14" draw:text-style-name="P7" xml:id="id7" draw:id="id7" draw:layer="layout" svg:width="5.08cm" svg:height="3.175cm" svg:x="10.525cm" svg:y="23.542cm">
          <text:p text:style-name="P4">Generate .ted File</text:p>
          <draw:enhanced-geometry svg:viewBox="0 0 21600 21600" draw:type="rectangle" draw:enhanced-path="M 0 0 L 21600 0 21600 21600 0 21600 0 0 Z N"/>
        </draw:custom-shape>
        <draw:custom-shape draw:style-name="gr15" draw:text-style-name="P10" xml:id="id4" draw:id="id4" draw:layer="layout" svg:width="4.127cm" svg:height="3.81cm" svg:x="8.449cm" svg:y="13.041cm">
          <text:p text:style-name="P4">Add M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8" draw:id="id8" draw:layer="layout" svg:width="4.127cm" svg:height="3.81cm" svg:x="1.953cm" svg:y="18.145cm">
          <text:p text:style-name="P4">Add More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6" draw:text-style-name="P1" draw:layer="layout" draw:type="lines" svg:x1="6.397cm" svg:y1="5.762cm" svg:x2="7.985cm" svg:y2="5.762cm" draw:start-shape="id1" draw:start-glue-point="1" draw:end-shape="id2" draw:end-glue-point="3" svg:d="M6397 5762h501 586 501" svg:viewBox="0 0 1589 1">
          <text:p/>
        </draw:connector>
        <draw:connector draw:style-name="gr17" draw:text-style-name="P1" draw:layer="layout" draw:type="lines" svg:x1="10.525cm" svg:y1="7.35cm" svg:x2="10.525cm" svg:y2="8.937cm" draw:start-shape="id2" draw:start-glue-point="2" draw:end-shape="id3" draw:end-glue-point="0" svg:d="M10525 7350v500 585 502" svg:viewBox="0 0 1 1588">
          <text:p/>
        </draw:connector>
        <draw:connector draw:style-name="gr18" draw:text-style-name="P1" draw:layer="layout" draw:type="lines" svg:x1="10.525cm" svg:y1="12.112cm" svg:x2="10.512cm" svg:y2="13.041cm" draw:start-shape="id3" draw:start-glue-point="2" draw:end-shape="id4" svg:d="M10525 12112v500l-13-72v501" svg:viewBox="0 0 14 930">
          <text:p/>
        </draw:connector>
        <draw:connector draw:style-name="gr19" draw:text-style-name="P1" draw:layer="layout" draw:type="lines" svg:x1="8.449cm" svg:y1="14.946cm" svg:x2="6.715cm" svg:y2="14.969cm" draw:start-shape="id4" draw:start-glue-point="5" draw:end-shape="id5" svg:d="M8449 14946h-502l-731 23h-501" svg:viewBox="0 0 1735 24">
          <text:p text:style-name="P4">no</text:p>
        </draw:connector>
        <draw:connector draw:style-name="gr20" draw:text-style-name="P1" draw:layer="layout" draw:type="lines" svg:x1="6.715cm" svg:y1="25.129cm" svg:x2="10.525cm" svg:y2="25.129cm" draw:start-shape="id6" draw:start-glue-point="1" draw:end-shape="id7" draw:end-glue-point="3" svg:d="M6715 25129h501 2808 501" svg:viewBox="0 0 3811 1">
          <text:p/>
        </draw:connector>
        <draw:connector draw:style-name="gr21" draw:text-style-name="P1" draw:layer="layout" draw:type="lines" draw:line-skew="2.21cm 1.721cm" svg:x1="12.576cm" svg:y1="14.946cm" svg:x2="13.065cm" svg:y2="10.524cm" draw:start-shape="id4" draw:start-glue-point="7" draw:end-shape="id3" draw:end-glue-point="1" svg:d="M12576 14946h2711v-4422h-2222" svg:viewBox="0 0 2712 4423">
          <text:p text:style-name="P4">yes</text:p>
        </draw:connector>
        <draw:connector draw:style-name="gr22" draw:text-style-name="P1" draw:layer="layout" draw:type="lines" draw:line-skew="11.564cm 4.579cm" svg:x1="6.08cm" svg:y1="20.05cm" svg:x2="13.065cm" svg:y2="5.762cm" draw:start-shape="id8" draw:start-glue-point="7" draw:end-shape="id2" draw:end-glue-point="1" svg:d="M6080 20050h12065v-14288h-5080" svg:viewBox="0 0 12066 14289">
          <text:p/>
        </draw:connector>
        <draw:connector draw:style-name="gr23" draw:text-style-name="P1" draw:layer="layout" draw:type="line" svg:x1="4.016cm" svg:y1="16.557cm" svg:x2="4.017cm" svg:y2="18.145cm" draw:start-shape="id5" draw:start-glue-point="2" draw:end-shape="id8" draw:end-glue-point="4" svg:d="M4016 16557l1 1588" svg:viewBox="0 0 2 1589">
          <text:p/>
        </draw:connector>
        <draw:connector draw:style-name="gr24" draw:text-style-name="P1" draw:layer="layout" draw:type="line" svg:x1="4.017cm" svg:y1="21.955cm" svg:x2="4.016cm" svg:y2="23.542cm" draw:start-shape="id8" draw:start-glue-point="6" draw:end-shape="id6" draw:end-glue-point="0" svg:d="M4017 21955l-1 1587" svg:viewBox="0 0 2 1588">
          <text:p/>
        </draw:connector>
        <draw:frame draw:style-name="gr25" draw:text-style-name="P9" draw:layer="layout" svg:width="1.488cm" svg:height="0.962cm" svg:x="8.937cm" svg:y="18.462cm">
          <draw:text-box>
            <text:p>yes</text:p>
          </draw:text-box>
        </draw:frame>
        <draw:frame draw:style-name="gr25" draw:text-style-name="P9" draw:layer="layout" svg:width="1.205cm" svg:height="0.962cm" svg:x="4.492cm" svg:y="22.272cm">
          <draw:text-box>
            <text:p>no</text:p>
          </draw:text-box>
        </draw:frame>
      </draw:page>
      <draw:page draw:name="page3" draw:style-name="dp1" draw:master-page-name="Default">
        <draw:line draw:style-name="gr1" draw:text-style-name="P1" draw:layer="layout" svg:x1="-1.222cm" svg:y1="2.587cm" svg:x2="24.495cm" svg:y2="2.587cm">
          <text:p/>
        </draw:line>
        <draw:frame draw:style-name="gr25" draw:text-style-name="P9" draw:layer="layout" svg:width="5.582cm" svg:height="0.962cm" svg:x="1.635cm" svg:y="1.635cm">
          <draw:text-box>
            <text:p>Start Stream Flow</text:p>
          </draw:text-box>
        </draw:frame>
      </draw:page>
      <draw:page draw:name="page4" draw:style-name="dp1" draw:master-page-name="Default">
        <draw:frame draw:style-name="gr25" draw:text-style-name="P9" draw:layer="layout" svg:width="4.841cm" svg:height="0.962cm" svg:x="1.635cm" svg:y="1.62cm">
          <draw:text-box>
            <text:p>Start Step Flow</text:p>
          </draw:text-box>
        </draw:frame>
      </draw:page>
      <draw:page draw:name="page5" draw:style-name="dp1" draw:master-page-name="Default">
        <draw:frame draw:style-name="gr25" draw:text-style-name="P9" draw:layer="layout" svg:width="6.103cm" svg:height="0.962cm" svg:x="1.952cm" svg:y="1.915cm">
          <draw:text-box>
            <text:p>Add Operation Flow</text:p>
          </draw:text-box>
        </draw:frame>
      </draw:page>
      <draw:page draw:name="page6" draw:style-name="dp1" draw:master-page-name="Default">
        <draw:frame draw:style-name="gr25" draw:text-style-name="P9" draw:layer="layout" svg:width="5.188cm" svg:height="0.962cm" svg:x="1.952cm" svg:y="1.635cm">
          <draw:text-box>
            <text:p>Finish Step Flow</text:p>
          </draw:text-box>
        </draw:frame>
      </draw:page>
      <draw:page draw:name="page7" draw:style-name="dp1" draw:master-page-name="Default">
        <draw:frame draw:style-name="gr25" draw:text-style-name="P9" draw:layer="layout" svg:width="8.744cm" svg:height="0.962cm" svg:x="1.635cm" svg:y="1.635cm">
          <draw:text-box>
            <text:p>Finish Algorithm Stream Flow</text:p>
          </draw:text-box>
        </draw:frame>
      </draw:page>
      <draw:page draw:name="page8" draw:style-name="dp1" draw:master-page-name="Default">
        <draw:line draw:style-name="gr1" draw:text-style-name="P1" draw:layer="layout" svg:x1="-1.222cm" svg:y1="3.222cm" svg:x2="26.082cm" svg:y2="3.222cm">
          <text:p/>
        </draw:line>
        <draw:frame draw:style-name="gr26" draw:text-style-name="P12" draw:layer="layout" svg:width="19.59cm" svg:height="2.222cm" svg:x="1cm" svg:y="1cm">
          <draw:text-box>
            <text:p text:style-name="P11">Generate Ted File Flow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8.834cm" svg:height="8.834cm" svg:x="11.756cm" svg:y="18.106cm">
        <draw:image xlink:href="Pictures/1000000000000190000001905E2BB2C01F8063BD.jpg" xlink:type="simple" xlink:show="embed" xlink:actuate="onLoad" draw:mime-type="image/jpeg">
          <text:p/>
        </draw:image>
      </draw:frame>
      <draw:frame draw:style-name="Mgr1" draw:text-style-name="MP1" draw:layer="backgroundobjects" svg:width="8.834cm" svg:height="8.834cm" draw:transform="rotate (-3.14159265358979) translate (9.89cm 9.834cm)">
        <draw:image xlink:href="Pictures/1000000000000190000001905E2BB2C01F8063BD.jpg" xlink:type="simple" xlink:show="embed" xlink:actuate="onLoad" draw:mime-type="image/jpeg">
          <text:p/>
        </draw:image>
      </draw:frame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1-20T20:14:16.663015178</meta:creation-date>
    <dc:date>2026-01-21T10:56:40.821314450</dc:date>
    <meta:editing-duration>PT14M25S</meta:editing-duration>
    <meta:editing-cycles>6</meta:editing-cycles>
    <meta:generator>LibreOffice/7.3.7.2$Linux_X86_64 LibreOffice_project/30$Build-2</meta:generator>
    <meta:document-statistic meta:object-count="42"/>
  </office:meta>
</office:document-meta>
</file>